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6B000002FA62E2A298.png"/>
  <manifest:file-entry manifest:media-type="image/png" manifest:full-path="Pictures/10000000000004DA000002F9DE4D3F6F.png"/>
  <manifest:file-entry manifest:media-type="image/png" manifest:full-path="Pictures/1000000000000469000002F2DD364CEB.png"/>
  <manifest:file-entry manifest:media-type="image/png" manifest:full-path="Pictures/1000000000000468000002F95C517DEE.png"/>
  <manifest:file-entry manifest:media-type="image/png" manifest:full-path="Pictures/1000000000000469000002F628CB41D2.png"/>
  <manifest:file-entry manifest:media-type="image/png" manifest:full-path="Pictures/1000000000000469000002F4F0D84E19.png"/>
  <manifest:file-entry manifest:media-type="image/png" manifest:full-path="Pictures/100000000000046A000002F816E82D79.png"/>
  <manifest:file-entry manifest:media-type="image/png" manifest:full-path="Pictures/1000000000000468000002F7B78F668E.png"/>
  <manifest:file-entry manifest:media-type="image/png" manifest:full-path="Pictures/100000000000046A000002F84BE8155E.png"/>
  <manifest:file-entry manifest:media-type="image/png" manifest:full-path="Pictures/100000000000046A000002F749538DE2.png"/>
  <manifest:file-entry manifest:media-type="image/png" manifest:full-path="Pictures/100000000000046A000002F6427AA79F.png"/>
  <manifest:file-entry manifest:media-type="image/png" manifest:full-path="Pictures/1000000000000469000002F0444BBE33.png"/>
  <manifest:file-entry manifest:media-type="image/png" manifest:full-path="Pictures/1000000000000469000002F5105A082B.png"/>
  <manifest:file-entry manifest:media-type="image/png" manifest:full-path="Pictures/1000000000000468000002F5B1F176FC.png"/>
  <manifest:file-entry manifest:media-type="image/png" manifest:full-path="Pictures/100000000000046A000002F73A563C6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hatch" draw:fill-hatch-name="Blue_20_Triple_20_90_20_Degrees" draw:fill-hatch-solid="true" draw:textarea-vertical-align="middle" draw:shadow="hidden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9.897cm" svg:height="20.081cm" svg:x="0.052cm" svg:y="0cm">
          <draw:image xlink:href="Pictures/100000000000046A000002F73A563C6B.png" xlink:type="simple" xlink:show="embed" xlink:actuate="onLoad">
            <text:p/>
          </draw:image>
        </draw:frame>
        <draw:rect draw:style-name="gr2" draw:text-style-name="P1" draw:layer="layout" svg:width="9.7cm" svg:height="0.9cm" svg:x="5.8cm" svg:y="0.2cm">
          <text:p/>
        </draw:rect>
      </draw:page>
      <draw:page draw:name="page2" draw:style-name="dp1" draw:master-page-name="Default">
        <draw:frame draw:style-name="gr1" draw:text-style-name="P1" draw:layer="layout" svg:width="29.643cm" svg:height="19.999cm" svg:x="0.179cm" svg:y="0cm">
          <draw:image xlink:href="Pictures/1000000000000468000002F95C517DEE.png" xlink:type="simple" xlink:show="embed" xlink:actuate="onLoad">
            <text:p/>
          </draw:image>
        </draw:frame>
        <draw:rect draw:style-name="gr2" draw:text-style-name="P1" draw:layer="layout" svg:width="28.9cm" svg:height="9.3cm" svg:x="0.6cm" svg:y="9.5cm">
          <text:p/>
        </draw:rect>
      </draw:page>
      <draw:page draw:name="page3" draw:style-name="dp1" draw:master-page-name="Default">
        <draw:frame draw:style-name="gr1" draw:text-style-name="P1" draw:layer="layout" svg:width="29.722cm" svg:height="19.999cm" svg:x="0.139cm" svg:y="0cm">
          <draw:image xlink:href="Pictures/1000000000000468000002F7B78F668E.png" xlink:type="simple" xlink:show="embed" xlink:actuate="onLoad">
            <text:p/>
          </draw:image>
        </draw:frame>
        <draw:rect draw:style-name="gr2" draw:text-style-name="P1" draw:layer="layout" svg:width="28.6cm" svg:height="4cm" svg:x="0.5cm" svg:y="2.5cm">
          <text:p/>
        </draw:rect>
      </draw:page>
      <draw:page draw:name="page4" draw:style-name="dp1" draw:master-page-name="Default">
        <draw:frame draw:style-name="gr1" draw:text-style-name="P1" draw:layer="layout" svg:width="29.87cm" svg:height="19.949cm" svg:x="0.065cm" svg:y="0cm">
          <draw:image xlink:href="Pictures/1000000000000469000002F2DD364CEB.png" xlink:type="simple" xlink:show="embed" xlink:actuate="onLoad">
            <text:p/>
          </draw:image>
        </draw:frame>
        <draw:rect draw:style-name="gr2" draw:text-style-name="P1" draw:layer="layout" svg:width="28.7cm" svg:height="4cm" svg:x="0.4cm" svg:y="2.5cm">
          <text:p/>
        </draw:rect>
      </draw:page>
      <draw:page draw:name="page5" draw:style-name="dp1" draw:master-page-name="Default">
        <draw:frame draw:style-name="gr1" draw:text-style-name="P1" draw:layer="layout" svg:width="29.8cm" svg:height="19.999cm" svg:x="0.1cm" svg:y="0cm">
          <draw:image xlink:href="Pictures/1000000000000468000002F5B1F176FC.png" xlink:type="simple" xlink:show="embed" xlink:actuate="onLoad">
            <text:p/>
          </draw:image>
        </draw:frame>
        <draw:rect draw:style-name="gr2" draw:text-style-name="P1" draw:layer="layout" svg:width="29.2cm" svg:height="4cm" svg:x="0.4cm" svg:y="2.5cm">
          <text:p/>
        </draw:rect>
      </draw:page>
      <draw:page draw:name="page6" draw:style-name="dp1" draw:master-page-name="Default">
        <draw:frame draw:style-name="gr1" draw:text-style-name="P1" draw:layer="layout" svg:width="29.826cm" svg:height="19.999cm" svg:x="0.087cm" svg:y="0cm">
          <draw:image xlink:href="Pictures/1000000000000469000002F5105A082B.png" xlink:type="simple" xlink:show="embed" xlink:actuate="onLoad">
            <text:p/>
          </draw:image>
        </draw:frame>
        <draw:rect draw:style-name="gr2" draw:text-style-name="P1" draw:layer="layout" svg:width="20.8cm" svg:height="8cm" svg:x="7.5cm" svg:y="12cm">
          <text:p/>
        </draw:rect>
        <draw:rect draw:style-name="gr2" draw:text-style-name="P1" draw:layer="layout" svg:width="3.6cm" svg:height="1.1cm" svg:x="16.7cm" svg:y="10.9cm">
          <text:p/>
        </draw:rect>
      </draw:page>
      <draw:page draw:name="page7" draw:style-name="dp1" draw:master-page-name="Default">
        <draw:frame draw:style-name="gr1" draw:text-style-name="P1" draw:layer="layout" svg:width="29.87cm" svg:height="19.896cm" svg:x="0.065cm" svg:y="0cm">
          <draw:image xlink:href="Pictures/1000000000000469000002F0444BBE33.png" xlink:type="simple" xlink:show="embed" xlink:actuate="onLoad">
            <text:p/>
          </draw:image>
        </draw:frame>
        <draw:rect draw:style-name="gr2" draw:text-style-name="P1" draw:layer="layout" svg:width="20.8cm" svg:height="8cm" svg:x="7.5cm" svg:y="12cm">
          <text:p/>
        </draw:rect>
        <draw:rect draw:style-name="gr2" draw:text-style-name="P1" draw:layer="layout" svg:width="3.6cm" svg:height="1.1cm" svg:x="23cm" svg:y="10.9cm">
          <text:p/>
        </draw:rect>
      </draw:page>
      <draw:page draw:name="page8" draw:style-name="dp1" draw:master-page-name="Default">
        <draw:frame draw:style-name="gr1" draw:text-style-name="P1" draw:layer="layout" svg:width="29.826cm" svg:height="19.999cm" svg:x="0.087cm" svg:y="0cm">
          <draw:image xlink:href="Pictures/1000000000000469000002F5105A082B.png" xlink:type="simple" xlink:show="embed" xlink:actuate="onLoad">
            <text:p/>
          </draw:image>
        </draw:frame>
        <draw:rect draw:style-name="gr2" draw:text-style-name="P1" draw:layer="layout" svg:width="1.1cm" svg:height="7.2cm" svg:x="28.6cm" svg:y="5.5cm">
          <text:p/>
        </draw:rect>
      </draw:page>
      <draw:page draw:name="page9" draw:style-name="dp1" draw:master-page-name="Default">
        <draw:frame draw:style-name="gr1" draw:text-style-name="P1" draw:layer="layout" svg:width="29.87cm" svg:height="19.896cm" svg:x="0.065cm" svg:y="0cm">
          <draw:image xlink:href="Pictures/1000000000000469000002F0444BBE33.png" xlink:type="simple" xlink:show="embed" xlink:actuate="onLoad">
            <text:p/>
          </draw:image>
        </draw:frame>
        <draw:rect draw:style-name="gr2" draw:text-style-name="P1" draw:layer="layout" svg:width="1.1cm" svg:height="5.9cm" svg:x="28.7cm" svg:y="6.7cm">
          <text:p/>
        </draw:rect>
      </draw:page>
      <draw:page draw:name="page10" draw:style-name="dp1" draw:master-page-name="Default">
        <draw:frame draw:style-name="gr1" draw:text-style-name="P1" draw:layer="layout" svg:width="29.826cm" svg:height="19.999cm" svg:x="0.087cm" svg:y="0cm">
          <draw:image xlink:href="Pictures/1000000000000469000002F5105A082B.png" xlink:type="simple" xlink:show="embed" xlink:actuate="onLoad">
            <text:p/>
          </draw:image>
        </draw:frame>
        <draw:rect draw:style-name="gr2" draw:text-style-name="P1" draw:layer="layout" svg:width="29.5cm" svg:height="17.8cm" svg:x="0.3cm" svg:y="2.2cm">
          <text:p/>
        </draw:rect>
      </draw:page>
      <draw:page draw:name="page11" draw:style-name="dp1" draw:master-page-name="Default">
        <draw:frame draw:style-name="gr1" draw:text-style-name="P1" draw:layer="layout" svg:width="29.87cm" svg:height="19.896cm" svg:x="0.065cm" svg:y="0cm">
          <draw:image xlink:href="Pictures/1000000000000469000002F0444BBE33.png" xlink:type="simple" xlink:show="embed" xlink:actuate="onLoad">
            <text:p/>
          </draw:image>
        </draw:frame>
        <draw:rect draw:style-name="gr2" draw:text-style-name="P1" draw:layer="layout" svg:width="29.75cm" svg:height="17.6cm" svg:x="0.05cm" svg:y="2.2cm">
          <text:p/>
        </draw:rect>
      </draw:page>
      <draw:page draw:name="page12" draw:style-name="dp1" draw:master-page-name="Default">
        <draw:frame draw:style-name="gr1" draw:text-style-name="P1" draw:layer="layout" svg:width="29.826cm" svg:height="19.999cm" svg:x="0.087cm" svg:y="0cm">
          <draw:image xlink:href="Pictures/1000000000000469000002F5105A082B.png" xlink:type="simple" xlink:show="embed" xlink:actuate="onLoad">
            <text:p/>
          </draw:image>
        </draw:frame>
        <draw:rect draw:style-name="gr2" draw:text-style-name="P1" draw:layer="layout" svg:width="21cm" svg:height="8.7cm" svg:x="7.5cm" svg:y="2.1cm">
          <text:p/>
        </draw:rect>
      </draw:page>
      <draw:page draw:name="page13" draw:style-name="dp1" draw:master-page-name="Default">
        <draw:frame draw:style-name="gr1" draw:text-style-name="P1" draw:layer="layout" svg:width="29.87cm" svg:height="19.896cm" svg:x="0.065cm" svg:y="0cm">
          <draw:image xlink:href="Pictures/1000000000000469000002F0444BBE33.png" xlink:type="simple" xlink:show="embed" xlink:actuate="onLoad">
            <text:p/>
          </draw:image>
        </draw:frame>
        <draw:rect draw:style-name="gr2" draw:text-style-name="P1" draw:layer="layout" svg:width="20.9cm" svg:height="8.5cm" svg:x="7.5cm" svg:y="2.2cm">
          <text:p/>
        </draw:rect>
      </draw:page>
      <draw:page draw:name="page14" draw:style-name="dp1" draw:master-page-name="Default">
        <draw:frame draw:style-name="gr1" draw:text-style-name="P1" draw:layer="layout" svg:width="29.999cm" svg:height="18.38cm" svg:x="0.001cm" svg:y="0cm">
          <draw:image xlink:href="Pictures/10000000000004DA000002F9DE4D3F6F.png" xlink:type="simple" xlink:show="embed" xlink:actuate="onLoad">
            <text:p/>
          </draw:image>
        </draw:frame>
        <draw:rect draw:style-name="gr2" draw:text-style-name="P1" draw:layer="layout" svg:width="3.4cm" svg:height="3.2cm" svg:x="24.8cm" svg:y="12.7cm">
          <text:p/>
        </draw:rect>
      </draw:page>
      <draw:page draw:name="page15" draw:style-name="dp1" draw:master-page-name="Default">
        <draw:frame draw:style-name="gr3" draw:text-style-name="P1" draw:layer="layout" svg:width="29.815cm" svg:height="19.999cm" svg:x="0.093cm" svg:y="0cm">
          <draw:image xlink:href="Pictures/100000000000046A000002F6427AA79F.png" xlink:type="simple" xlink:show="embed" xlink:actuate="onLoad">
            <text:p/>
          </draw:image>
        </draw:frame>
        <draw:rect draw:style-name="gr2" draw:text-style-name="P1" draw:layer="layout" svg:width="20.9cm" svg:height="8.1cm" svg:x="7.5cm" svg:y="11.8cm">
          <text:p/>
        </draw:rect>
        <draw:rect draw:style-name="gr2" draw:text-style-name="P1" draw:layer="layout" svg:width="4.6cm" svg:height="1.1cm" svg:x="7.5cm" svg:y="10.7cm">
          <text:p/>
        </draw:rect>
      </draw:page>
      <draw:page draw:name="page16" draw:style-name="dp1" draw:master-page-name="Default">
        <draw:frame draw:style-name="gr3" draw:text-style-name="P1" draw:layer="layout" svg:width="29.815cm" svg:height="19.999cm" svg:x="0.093cm" svg:y="0cm">
          <draw:image xlink:href="Pictures/100000000000046A000002F6427AA79F.png" xlink:type="simple" xlink:show="embed" xlink:actuate="onLoad">
            <text:p/>
          </draw:image>
        </draw:frame>
        <draw:rect draw:style-name="gr2" draw:text-style-name="P1" draw:layer="layout" svg:width="1.3cm" svg:height="9.2cm" svg:x="28.5cm" svg:y="2.2cm">
          <text:p/>
        </draw:rect>
      </draw:page>
      <draw:page draw:name="page17" draw:style-name="dp1" draw:master-page-name="Default">
        <draw:frame draw:style-name="gr3" draw:text-style-name="P1" draw:layer="layout" svg:width="29.815cm" svg:height="19.999cm" svg:x="0.093cm" svg:y="0cm">
          <draw:image xlink:href="Pictures/100000000000046A000002F6427AA79F.png" xlink:type="simple" xlink:show="embed" xlink:actuate="onLoad">
            <text:p/>
          </draw:image>
        </draw:frame>
        <draw:rect draw:style-name="gr2" draw:text-style-name="P1" draw:layer="layout" svg:width="20.9cm" svg:height="8.6cm" svg:x="7.5cm" svg:y="2.1cm">
          <text:p/>
        </draw:rect>
      </draw:page>
      <draw:page draw:name="page18" draw:style-name="dp1" draw:master-page-name="Default">
        <draw:frame draw:style-name="gr3" draw:text-style-name="P1" draw:layer="layout" svg:width="29.774cm" svg:height="19.999cm" svg:x="0.113cm" svg:y="0cm">
          <draw:image xlink:href="Pictures/100000000000046A000002F749538DE2.png" xlink:type="simple" xlink:show="embed" xlink:actuate="onLoad">
            <text:p/>
          </draw:image>
        </draw:frame>
        <draw:rect draw:style-name="gr2" draw:text-style-name="P1" draw:layer="layout" svg:width="20.8cm" svg:height="8.1cm" svg:x="7.5cm" svg:y="11.9cm">
          <text:p/>
        </draw:rect>
        <draw:rect draw:style-name="gr2" draw:text-style-name="P1" draw:layer="layout" svg:width="3.6cm" svg:height="1.1cm" svg:x="11.6cm" svg:y="10.8cm">
          <text:p/>
        </draw:rect>
      </draw:page>
      <draw:page draw:name="page19" draw:style-name="dp1" draw:master-page-name="Default">
        <draw:frame draw:style-name="gr3" draw:text-style-name="P1" draw:layer="layout" svg:width="29.774cm" svg:height="19.999cm" svg:x="0.113cm" svg:y="0cm">
          <draw:image xlink:href="Pictures/100000000000046A000002F749538DE2.png" xlink:type="simple" xlink:show="embed" xlink:actuate="onLoad">
            <text:p/>
          </draw:image>
        </draw:frame>
        <draw:rect draw:style-name="gr2" draw:text-style-name="P1" draw:layer="layout" svg:width="1.2cm" svg:height="9.5cm" svg:x="28.5cm" svg:y="2.3cm">
          <text:p/>
        </draw:rect>
      </draw:page>
      <draw:page draw:name="page20" draw:style-name="dp1" draw:master-page-name="Default">
        <draw:frame draw:style-name="gr3" draw:text-style-name="P1" draw:layer="layout" svg:width="29.774cm" svg:height="19.999cm" svg:x="0.113cm" svg:y="0cm">
          <draw:image xlink:href="Pictures/100000000000046A000002F749538DE2.png" xlink:type="simple" xlink:show="embed" xlink:actuate="onLoad">
            <text:p/>
          </draw:image>
        </draw:frame>
        <draw:rect draw:style-name="gr2" draw:text-style-name="P1" draw:layer="layout" svg:width="20.8cm" svg:height="8.5cm" svg:x="7.5cm" svg:y="2.2cm">
          <text:p/>
        </draw:rect>
      </draw:page>
      <draw:page draw:name="page21" draw:style-name="dp1" draw:master-page-name="Default">
        <draw:frame draw:style-name="gr3" draw:text-style-name="P1" draw:layer="layout" svg:width="29.897cm" svg:height="20.107cm" svg:x="0.052cm" svg:y="0cm">
          <draw:image xlink:href="Pictures/100000000000046A000002F84BE8155E.png" xlink:type="simple" xlink:show="embed" xlink:actuate="onLoad">
            <text:p/>
          </draw:image>
        </draw:frame>
        <draw:rect draw:style-name="gr2" draw:text-style-name="P1" draw:layer="layout" svg:width="20.8cm" svg:height="8.1cm" svg:x="7.5cm" svg:y="11.9cm">
          <text:p/>
        </draw:rect>
        <draw:rect draw:style-name="gr2" draw:text-style-name="P1" draw:layer="layout" svg:width="3.8cm" svg:height="1.1cm" svg:x="7.5cm" svg:y="10.9cm">
          <text:p/>
        </draw:rect>
      </draw:page>
      <draw:page draw:name="page22" draw:style-name="dp1" draw:master-page-name="Default">
        <draw:frame draw:style-name="gr3" draw:text-style-name="P1" draw:layer="layout" svg:width="29.897cm" svg:height="20.107cm" svg:x="0.052cm" svg:y="0cm">
          <draw:image xlink:href="Pictures/100000000000046A000002F84BE8155E.png" xlink:type="simple" xlink:show="embed" xlink:actuate="onLoad">
            <text:p/>
          </draw:image>
        </draw:frame>
        <draw:rect draw:style-name="gr2" draw:text-style-name="P1" draw:layer="layout" svg:width="1.2cm" svg:height="9.3cm" svg:x="28.6cm" svg:y="2.2cm">
          <text:p/>
        </draw:rect>
      </draw:page>
      <draw:page draw:name="page23" draw:style-name="dp1" draw:master-page-name="Default">
        <draw:frame draw:style-name="gr3" draw:text-style-name="P1" draw:layer="layout" svg:width="29.897cm" svg:height="20.107cm" svg:x="0.052cm" svg:y="0cm">
          <draw:image xlink:href="Pictures/100000000000046A000002F84BE8155E.png" xlink:type="simple" xlink:show="embed" xlink:actuate="onLoad">
            <text:p/>
          </draw:image>
        </draw:frame>
        <draw:rect draw:style-name="gr2" draw:text-style-name="P1" draw:layer="layout" svg:width="20.9cm" svg:height="8.6cm" svg:x="7.5cm" svg:y="2.1cm">
          <text:p/>
        </draw:rect>
      </draw:page>
      <draw:page draw:name="page24" draw:style-name="dp1" draw:master-page-name="Default">
        <draw:frame draw:style-name="gr3" draw:text-style-name="P1" draw:layer="layout" svg:width="29.897cm" svg:height="20.107cm" svg:x="0.052cm" svg:y="0cm">
          <draw:image xlink:href="Pictures/100000000000046A000002F816E82D79.png" xlink:type="simple" xlink:show="embed" xlink:actuate="onLoad">
            <text:p/>
          </draw:image>
        </draw:frame>
        <draw:rect draw:style-name="gr2" draw:text-style-name="P1" draw:layer="layout" svg:width="20.8cm" svg:height="8.1cm" svg:x="7.5cm" svg:y="11.9cm">
          <text:p/>
        </draw:rect>
        <draw:rect draw:style-name="gr2" draw:text-style-name="P1" draw:layer="layout" svg:width="2.7cm" svg:height="1.1cm" svg:x="7.5cm" svg:y="10.9cm">
          <text:p/>
        </draw:rect>
      </draw:page>
      <draw:page draw:name="page25" draw:style-name="dp1" draw:master-page-name="Default">
        <draw:frame draw:style-name="gr3" draw:text-style-name="P1" draw:layer="layout" svg:width="29.897cm" svg:height="20.107cm" svg:x="0.052cm" svg:y="0cm">
          <draw:image xlink:href="Pictures/100000000000046A000002F816E82D79.png" xlink:type="simple" xlink:show="embed" xlink:actuate="onLoad">
            <text:p/>
          </draw:image>
        </draw:frame>
        <draw:rect draw:style-name="gr2" draw:text-style-name="P1" draw:layer="layout" svg:width="1.3cm" svg:height="9.3cm" svg:x="28.6cm" svg:y="2.2cm">
          <text:p/>
        </draw:rect>
      </draw:page>
      <draw:page draw:name="page26" draw:style-name="dp1" draw:master-page-name="Default">
        <draw:frame draw:style-name="gr3" draw:text-style-name="P1" draw:layer="layout" svg:width="29.897cm" svg:height="20.107cm" svg:x="0.052cm" svg:y="0cm">
          <draw:image xlink:href="Pictures/100000000000046A000002F816E82D79.png" xlink:type="simple" xlink:show="embed" xlink:actuate="onLoad">
            <text:p/>
          </draw:image>
        </draw:frame>
        <draw:rect draw:style-name="gr2" draw:text-style-name="P1" draw:layer="layout" svg:width="20.9cm" svg:height="8.7cm" svg:x="7.5cm" svg:y="2.1cm">
          <text:p/>
        </draw:rect>
      </draw:page>
      <draw:page draw:name="page27" draw:style-name="dp1" draw:master-page-name="Default">
        <draw:frame draw:style-name="gr3" draw:text-style-name="P1" draw:layer="layout" svg:width="29.87cm" svg:height="20.002cm" svg:x="0.065cm" svg:y="0cm">
          <draw:image xlink:href="Pictures/1000000000000469000002F4F0D84E19.png" xlink:type="simple" xlink:show="embed" xlink:actuate="onLoad">
            <text:p/>
          </draw:image>
        </draw:frame>
        <draw:rect draw:style-name="gr2" draw:text-style-name="P1" draw:layer="layout" svg:width="6.4cm" svg:height="0.9cm" svg:x="23.4cm" svg:y="1.2cm">
          <text:p/>
        </draw:rect>
      </draw:page>
      <draw:page draw:name="page28" draw:style-name="dp1" draw:master-page-name="Default">
        <draw:frame draw:style-name="gr3" draw:text-style-name="P1" draw:layer="layout" svg:width="29.87cm" svg:height="20.002cm" svg:x="0.065cm" svg:y="0cm">
          <draw:image xlink:href="Pictures/1000000000000469000002F4F0D84E19.png" xlink:type="simple" xlink:show="embed" xlink:actuate="onLoad">
            <text:p/>
          </draw:image>
        </draw:frame>
        <draw:rect draw:style-name="gr2" draw:text-style-name="P1" draw:layer="layout" svg:width="14.5cm" svg:height="3.2cm" svg:x="15.4cm" svg:y="16.8cm">
          <text:p/>
        </draw:rect>
        <draw:rect draw:style-name="gr2" draw:text-style-name="P1" draw:layer="layout" svg:width="4.6cm" svg:height="1.2cm" svg:x="15.4cm" svg:y="15.6cm">
          <text:p/>
        </draw:rect>
      </draw:page>
      <draw:page draw:name="page29" draw:style-name="dp1" draw:master-page-name="Default">
        <draw:frame draw:style-name="gr3" draw:text-style-name="P1" draw:layer="layout" svg:width="29.87cm" svg:height="20.054cm" svg:x="0.065cm" svg:y="0cm">
          <draw:image xlink:href="Pictures/1000000000000469000002F628CB41D2.png" xlink:type="simple" xlink:show="embed" xlink:actuate="onLoad">
            <text:p/>
          </draw:image>
        </draw:frame>
        <draw:rect draw:style-name="gr2" draw:text-style-name="P1" draw:layer="layout" svg:width="29.2cm" svg:height="7.3cm" svg:x="0.4cm" svg:y="9.9cm">
          <text:p/>
        </draw:rect>
      </draw:page>
      <draw:page draw:name="page30" draw:style-name="dp1" draw:master-page-name="Default">
        <draw:frame draw:style-name="gr3" draw:text-style-name="P1" draw:layer="layout" svg:width="29.923cm" svg:height="20.16cm" svg:x="0.039cm" svg:y="0cm">
          <draw:image xlink:href="Pictures/100000000000046B000002FA62E2A298.png" xlink:type="simple" xlink:show="embed" xlink:actuate="onLoad">
            <text:p/>
          </draw:image>
        </draw:frame>
        <draw:rect draw:style-name="gr2" draw:text-style-name="P1" draw:layer="layout" svg:width="1.4cm" svg:height="1.2cm" svg:x="26.6cm" svg:y="15.3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ue_20_Triple_20_90_20_Degrees" draw:display-name="Blue Triple 90 Degrees" draw:style="triple" draw:color="#0000ff" draw:distance="0.102cm" draw:rotation="90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visible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>
      <style:graphic-properties draw:stroke="solid" draw:fill="none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26T14:24:36.91</meta:creation-date>
    <dc:date>2017-07-06T11:41:28.63</dc:date>
    <meta:editing-duration>PT20H51M56S</meta:editing-duration>
    <meta:editing-cycles>91</meta:editing-cycles>
    <meta:generator>OpenOffice/4.1.2$Win32 OpenOffice.org_project/412m3$Build-9782</meta:generator>
    <meta:document-statistic meta:object-count="67"/>
  </office:meta>
</office:document-meta>
</file>